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size="18pt" style:font-name-asian="Times New Roman1" style:font-size-asian="18pt" style:language-asian="zh" style:country-asian="CN" style:font-name-complex="Times New Roman1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2pt" fo:font-weight="bold" officeooo:rsid="00136bd5" officeooo:paragraph-rsid="00136bd5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fo:language="en" fo:country="US" style:language-asian="en" style:country-asian="US"/>
    </style:style>
    <style:style style:name="P7" style:family="paragraph" style:parent-style-name="Standard">
      <style:paragraph-properties fo:margin-top="0in" fo:margin-bottom="0in" loext:contextual-spacing="false"/>
      <style:text-properties fo:language="en" fo:country="US" officeooo:paragraph-rsid="00166810" style:language-asian="en" style:country-asian="US"/>
    </style:style>
    <style:style style:name="P8" style:family="paragraph" style:parent-style-name="Standard">
      <style:paragraph-properties fo:margin-top="0in" fo:margin-bottom="0in" loext:contextual-spacing="false"/>
      <style:text-properties fo:font-size="14pt" fo:language="en" fo:country="US" fo:font-weight="bold" officeooo:rsid="001517de" officeooo:paragraph-rsid="001517de" style:font-size-asian="14pt" style:language-asian="en" style:country-asian="US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fo:font-size="14pt" fo:language="en" fo:country="US" fo:font-weight="bold" officeooo:rsid="00166810" officeooo:paragraph-rsid="00166810" style:font-size-asian="14pt" style:language-asian="en" style:country-asian="US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fo:font-size="14pt" fo:language="en" fo:country="US" fo:font-weight="bold" officeooo:rsid="00166810" officeooo:paragraph-rsid="00170a1b" style:font-size-asian="14pt" style:language-asian="en" style:country-asian="US" style:font-weight-asian="bold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fo:font-size="14pt" fo:language="en" fo:country="US" fo:font-weight="bold" officeooo:paragraph-rsid="00166810" style:font-size-asian="14pt" style:language-asian="en" style:country-asian="US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/>
      <style:text-properties fo:font-size="14pt" fo:font-weight="bold" officeooo:rsid="00170a1b" officeooo:paragraph-rsid="00170a1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fo:font-size="11pt" fo:language="en" fo:country="US" officeooo:rsid="001517de" officeooo:paragraph-rsid="001517de" style:font-size-asian="11pt" style:language-asian="en" style:country-asian="US" style:font-size-complex="11pt"/>
    </style:style>
    <style:style style:name="P14" style:family="paragraph" style:parent-style-name="Standard">
      <style:paragraph-properties fo:margin-top="0in" fo:margin-bottom="0in" loext:contextual-spacing="false"/>
      <style:text-properties fo:font-size="11pt" fo:language="en" fo:country="US" officeooo:rsid="00166810" officeooo:paragraph-rsid="00166810" style:font-size-asian="11pt" style:language-asian="en" style:country-asian="US" style:font-size-complex="11pt"/>
    </style:style>
    <style:style style:name="P15" style:family="paragraph" style:parent-style-name="Standard">
      <style:paragraph-properties fo:margin-top="0in" fo:margin-bottom="0in" loext:contextual-spacing="false"/>
      <style:text-properties fo:font-size="11pt" fo:language="en" fo:country="US" officeooo:rsid="00166810" officeooo:paragraph-rsid="0017450b" style:font-size-asian="11pt" style:language-asian="en" style:country-asian="US" style:font-size-complex="11pt"/>
    </style:style>
    <style:style style:name="P16" style:family="paragraph" style:parent-style-name="Standard">
      <style:paragraph-properties fo:margin-top="0in" fo:margin-bottom="0in" loext:contextual-spacing="false"/>
      <style:text-properties fo:font-size="11pt" fo:language="en" fo:country="US" officeooo:rsid="00170a1b" officeooo:paragraph-rsid="00170a1b" style:font-size-asian="11pt" style:language-asian="en" style:country-asian="US" style:font-size-complex="11pt"/>
    </style:style>
    <style:style style:name="P17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3.9335in" fo:margin-right="0in" fo:margin-top="0in" fo:margin-bottom="0in" loext:contextual-spacing="false" fo:line-height="100%" fo:text-indent="0in" style:auto-text-indent="false"/>
    </style:style>
    <style:style style:name="P20" style:family="paragraph" style:parent-style-name="Standard">
      <style:paragraph-properties fo:margin-left="3.9335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3.9335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rsid="00136bd5" officeooo:paragraph-rsid="00136bd5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3.9335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Normal_20__28_Web_29_">
      <style:paragraph-properties fo:margin-top="0in" fo:margin-bottom="0.1945in" loext:contextual-spacing="false"/>
      <style:text-properties fo:font-weight="bold"/>
    </style:style>
    <style:style style:name="P24" style:family="paragraph" style:parent-style-name="Normal_20__28_Web_29_">
      <style:paragraph-properties fo:margin-left="0in" fo:margin-right="0in" fo:margin-top="0.1945in" fo:margin-bottom="0in" loext:contextual-spacing="false" fo:text-indent="0in" style:auto-text-indent="false"/>
    </style:style>
    <style:style style:name="P2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hyphenation-ladder-count="no-limit" style:page-number="auto"/>
      <style:text-properties style:font-name="Times New Roman" fo:font-size="18pt" style:font-name-asian="Times New Roman1" style:font-size-asian="18pt" style:language-asian="zh" style:country-asian="CN" style:font-name-complex="Times New Roman1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top="0in" fo:margin-bottom="0in" loext:contextual-spacing="false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2pt" fo:font-weight="bold" officeooo:rsid="00190f8c" officeooo:paragraph-rsid="00190f8c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190f8c"/>
    </style:style>
    <style:style style:name="P30" style:family="paragraph" style:parent-style-name="Standard">
      <style:paragraph-properties fo:margin-top="0in" fo:margin-bottom="0in" loext:contextual-spacing="false"/>
      <style:text-properties officeooo:rsid="00190f8c"/>
    </style:style>
    <style:style style:name="P31" style:family="paragraph" style:parent-style-name="Standard">
      <style:paragraph-properties fo:margin-top="0in" fo:margin-bottom="0in" loext:contextual-spacing="false"/>
      <style:text-properties officeooo:rsid="00190f8c" officeooo:paragraph-rsid="00190f8c"/>
    </style:style>
    <style:style style:name="P32" style:family="paragraph" style:parent-style-name="Standard">
      <style:paragraph-properties fo:margin-top="0in" fo:margin-bottom="0in" loext:contextual-spacing="false"/>
      <style:text-properties fo:font-size="16pt" fo:font-weight="bold" officeooo:rsid="00190f8c" officeooo:paragraph-rsid="00190f8c" style:font-size-asian="16pt" style:font-weight-asian="bold" style:font-size-complex="16pt" style:font-weight-complex="bold"/>
    </style:style>
    <style:style style:name="T1" style:family="text">
      <style:text-properties style:font-name="Times New Roman" fo:font-size="18pt" style:font-name-asian="Times New Roman1" style:font-size-asian="18pt" style:language-asian="zh" style:country-asian="CN" style:font-name-complex="Times New Roman1" style:font-size-complex="16pt"/>
    </style:style>
    <style:style style:name="T2" style:family="text">
      <style:text-properties style:font-name="Times New Roman" fo:font-size="18pt" fo:language="en" fo:country="US" style:font-name-asian="Times New Roman1" style:font-size-asian="18pt" style:language-asian="zh" style:country-asian="CN" style:font-name-complex="Times New Roman1" style:font-size-complex="16pt"/>
    </style:style>
    <style:style style:name="T3" style:family="text">
      <style:text-properties style:font-name="Times New Roman" fo:font-size="18pt" fo:language="en" fo:country="US" officeooo:rsid="00190f8c" style:font-name-asian="Times New Roman1" style:font-size-asian="18pt" style:language-asian="zh" style:country-asian="CN" style:font-name-complex="Times New Roman1" style:font-size-complex="16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officeooo:rsid="00136bd5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6pt" fo:language="en" fo:country="US" style:font-name-asian="Times New Roman1" style:font-size-asian="16pt" style:font-name-complex="Times New Roman1" style:font-size-complex="12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fo:language="uk" fo:country="UA" style:font-size-asian="14pt" style:font-size-complex="14pt" style:font-weight-complex="bold"/>
    </style:style>
    <style:style style:name="T12" style:family="text">
      <style:text-properties fo:color="#000000" fo:language="uk" fo:country="UA" style:font-size-complex="10.5pt"/>
    </style:style>
    <style:style style:name="T13" style:family="text">
      <style:text-properties style:font-name="Times" fo:font-size="14pt" fo:language="uk" fo:country="UA" style:font-size-asian="14pt" style:font-weight-asian="bold" style:font-name-complex="Times1" style:font-weight-complex="bold"/>
    </style:style>
    <style:style style:name="T14" style:family="text">
      <style:text-properties style:font-name="Times" fo:font-size="14pt" style:font-size-asian="14pt" style:font-weight-asian="bold" style:font-name-complex="Times1" style:font-weight-complex="bold"/>
    </style:style>
    <style:style style:name="T15" style:family="text">
      <style:text-properties fo:language="en" fo:country="US" style:language-asian="en" style:country-asian="US"/>
    </style:style>
    <style:style style:name="T16" style:family="text">
      <style:text-properties fo:language="en" fo:country="US" officeooo:rsid="00166810" style:language-asian="en" style:country-asian="US"/>
    </style:style>
    <style:style style:name="T17" style:family="text">
      <style:text-properties officeooo:rsid="00190f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Національний технічний університет України </text:p>
      <text:p text:style-name="P4">“Київський політехнічний інститут</text:p>
      <text:p text:style-name="P4">імені Ігоря Сікорського”</text:p>
      <text:p text:style-name="P4">Факультет інформатики і обчислювальної техніки</text:p>
      <text:p text:style-name="P4">Кафедра обчислювальної техніки</text:p>
      <text:p text:style-name="P17"><text:line-break/><text:line-break/></text:p>
      <text:p text:style-name="P3"><text:span text:style-name="T1">Лабораторна робота №</text:span><text:span text:style-name="T3">2</text:span></text:p>
      <text:p text:style-name="P2"><text:span text:style-name="T4">з дисципліни</text:span><text:span text:style-name="T5"> </text:span><text:span text:style-name="T4">“</text:span> <text:span text:style-name="T4">Системне програмне забезпечення”</text:span></text:p>
      <text:p text:style-name="P2"><text:span text:style-name="T4">на тему</text:span></text:p>
      <text:p text:style-name="P17"><text:line-break/><text:line-break/><text:line-break/><text:line-break/></text:p>
      <text:p text:style-name="P17"/>
      <text:p text:style-name="P17"/>
      <text:p text:style-name="P17"><text:bookmark text:name="_GoBack"/></text:p>
      <text:p text:style-name="P17"/>
      <text:p text:style-name="P19"><text:span text:style-name="T5">Виконав</text:span><text:span text:style-name="T7">:</text:span></text:p>
      <text:p text:style-name="P19"><text:span text:style-name="T4">Студент </text:span><text:span text:style-name="T7">4</text:span><text:span text:style-name="T4"> курсу </text:span></text:p>
      <text:p text:style-name="P19"><text:span text:style-name="T4">групи<text:tab/> І</text:span><text:span text:style-name="T5">О</text:span><text:span text:style-name="T4">-</text:span><text:span text:style-name="T6">62</text:span></text:p>
      <text:p text:style-name="P21">Лавріненко Н.Т.</text:p>
      <text:p text:style-name="P20"/>
      <text:p text:style-name="P22">Перевірив: <text:s/>Сімоненко А.В.</text:p>
      <text:p text:style-name="P18"/>
      <text:p text:style-name="P18"/>
      <text:p text:style-name="P18"/>
      <text:p text:style-name="P18"/>
      <text:p text:style-name="P18"/>
      <text:p text:style-name="P18"/>
      <text:p text:style-name="P17"><text:line-break/></text:p>
      <text:p text:style-name="P2"><text:span text:style-name="T4">Київ 201</text:span><text:span text:style-name="T6">9</text:span></text:p>
      <text:p text:style-name="P24"><text:soft-page-break/></text:p>
      <text:p text:style-name="P23"><text:span text:style-name="T13">Лістинг</text:span><text:span text:style-name="T14">:</text:span></text:p>
      <text:p text:style-name="P28">lab2.py</text:p>
      <text:p text:style-name="P5"/>
      <text:p text:style-name="P1">import os</text:p>
      <text:p text:style-name="P1">import pickle</text:p>
      <text:p text:style-name="P1"/>
      <text:p text:style-name="P1">class Command:</text:p>
      <text:p text:style-name="P1"><text:s text:c="4"/>def __init__(self, func, num_of_args):</text:p>
      <text:p text:style-name="P1"><text:s text:c="8"/>self.func = func</text:p>
      <text:p text:style-name="P1"><text:s text:c="8"/>self.num_of_args = num_of_args</text:p>
      <text:p text:style-name="P1"/>
      <text:p text:style-name="P1">class Image:</text:p>
      <text:p text:style-name="P1"><text:s text:c="4"/>def __init__(self):</text:p>
      <text:p text:style-name="P1"><text:s text:c="8"/>self.files = []</text:p>
      <text:p text:style-name="P1"/>
      <text:p text:style-name="P1">class Descriptor:</text:p>
      <text:p text:style-name="P1"><text:s text:c="4"/>def __init__(self):</text:p>
      <text:p text:style-name="P1"><text:s text:c="8"/>self.size = 0</text:p>
      <text:p text:style-name="P1"><text:s text:c="8"/>self.type = "f"</text:p>
      <text:p text:style-name="P1"><text:s text:c="8"/>self.count_links = 0</text:p>
      <text:p text:style-name="P1"/>
      <text:p text:style-name="P1">class File:</text:p>
      <text:p text:style-name="P1"><text:s text:c="4"/>def __init__(self, name):</text:p>
      <text:p text:style-name="P1"><text:s text:c="8"/>self.name = name</text:p>
      <text:p text:style-name="P1"><text:s text:c="8"/>self.links = [] </text:p>
      <text:p text:style-name="P1"><text:s text:c="8"/>self.blocks = []</text:p>
      <text:p text:style-name="P1"><text:s text:c="8"/>self.linked = None</text:p>
      <text:p text:style-name="P1"><text:s text:c="8"/>self.descriptor = Descriptor()</text:p>
      <text:p text:style-name="P1"/>
      <text:p text:style-name="P1">class FileSystem:</text:p>
      <text:p text:style-name="P1"/>
      <text:p text:style-name="P1"><text:s text:c="4"/>def __init__(self):</text:p>
      <text:p text:style-name="P1"><text:s text:c="8"/>self.is_mount = False</text:p>
      <text:p text:style-name="P1"><text:s text:c="8"/>self.mount_image = None</text:p>
      <text:p text:style-name="P29"><text:s text:c="8"/>self.descriptors = {}</text:p>
      <text:p text:style-name="P1"><text:s text:c="8"/>self.mount_name = ''</text:p>
      <text:p text:style-name="P1"><text:s text:c="8"/>self.commands = {</text:p>
      <text:p text:style-name="P1"><text:s text:c="8"/>"ls" <text:s text:c="7"/>: <text:s text:c="3"/>Command(self.ls, 0),</text:p>
      <text:p text:style-name="P1"><text:s text:c="8"/>"mount" <text:s text:c="4"/>: <text:s text:c="3"/>Command(self.mount, 1),</text:p>
      <text:p text:style-name="P1"><text:s text:c="8"/>"unmount" <text:s text:c="2"/>: <text:s text:c="3"/>Command(self.unmount, 0),</text:p>
      <text:p text:style-name="P1"><text:s text:c="8"/>"filestat" <text:s/>: <text:s text:c="3"/>Command(self.filestat_id, 1),</text:p>
      <text:p text:style-name="P1"><text:s text:c="8"/>"create" <text:s text:c="3"/>: <text:s text:c="3"/>Command(self.create_name, 1),</text:p>
      <text:p text:style-name="P1"><text:s text:c="8"/>"open" <text:s text:c="5"/>: <text:s text:c="3"/>Command(self.open_name, 1),</text:p>
      <text:p text:style-name="P1"><text:s text:c="8"/>"read" <text:s text:c="5"/>: <text:s text:c="3"/>Command(self.read_name, 2),</text:p>
      <text:p text:style-name="P1"><text:s text:c="8"/>"close" <text:s text:c="4"/>: <text:s text:c="3"/>Command(self.close_fd, 1),</text:p>
      <text:p text:style-name="P1"><text:soft-page-break/><text:s text:c="8"/>"write" <text:s text:c="4"/>: <text:s text:c="3"/>Command(self.write_fd, 3),</text:p>
      <text:p text:style-name="P1"><text:s text:c="8"/>"link" <text:s text:c="5"/>: <text:s text:c="3"/>Command(self.link_name1_name2, 2),</text:p>
      <text:p text:style-name="P1"><text:s text:c="8"/>"unlink" <text:s text:c="3"/>: <text:s text:c="3"/>Command(self.unlink_name, 1),</text:p>
      <text:p text:style-name="P1"><text:s text:c="8"/>"truncate" <text:s/>: <text:s text:c="3"/>Command(self.truncate_name, 2)</text:p>
      <text:p text:style-name="P1"><text:s text:c="8"/>}</text:p>
      <text:p text:style-name="P1"/>
      <text:p text:style-name="P1"><text:s text:c="4"/>def ls(self):</text:p>
      <text:p text:style-name="P1"><text:s text:c="8"/>for i in self.mount_image.files:</text:p>
      <text:p text:style-name="P1"><text:s text:c="12"/>print(i.name)</text:p>
      <text:p text:style-name="P1"/>
      <text:p text:style-name="P1"><text:s text:c="4"/>def mount(self, name):</text:p>
      <text:p text:style-name="P1"><text:s text:c="8"/>if not self.is_mount:</text:p>
      <text:p text:style-name="P1"><text:s text:c="12"/>try:</text:p>
      <text:p text:style-name="P1"><text:s text:c="16"/>with open(name, "rb") as f:</text:p>
      <text:p text:style-name="P1"><text:s text:c="18"/>self.mount_image = pickle.load(f)</text:p>
      <text:p text:style-name="P1"><text:s text:c="16"/>self.is_mount = True</text:p>
      <text:p text:style-name="P1"><text:s text:c="16"/>self.mount_name = name</text:p>
      <text:p text:style-name="P1"><text:s text:c="16"/>self.mount_image.descriptors = {}</text:p>
      <text:p text:style-name="P1"><text:s text:c="16"/>print("Mounted")</text:p>
      <text:p text:style-name="P1"><text:s text:c="12"/>except FileNotFoundError:</text:p>
      <text:p text:style-name="P1"><text:s text:c="16"/>print("Can`t find your file"<text:span text:style-name="T17">)</text:span></text:p>
      <text:p text:style-name="P1"><text:s text:c="8"/>else:</text:p>
      <text:p text:style-name="P1"><text:s text:c="12"/>print("You are already mounted")</text:p>
      <text:p text:style-name="P1"/>
      <text:p text:style-name="P1"><text:s text:c="4"/>def unmount(self):</text:p>
      <text:p text:style-name="P1"><text:s text:c="8"/>self.is_mount = False</text:p>
      <text:p text:style-name="P1"><text:s text:c="8"/>self.mount_image = None</text:p>
      <text:p text:style-name="P1"><text:s text:c="8"/>print("Unmounted")</text:p>
      <text:p text:style-name="P1"><text:s text:c="4"/></text:p>
      <text:p text:style-name="P1"><text:s text:c="4"/>def filestat_id(self, id):</text:p>
      <text:p text:style-name="P1"><text:s text:c="8"/>if int(id) in self.mount_image.descriptors:</text:p>
      <text:p text:style-name="P1"><text:s text:c="12"/>doc = self.mount_image.descriptors[int(id)]</text:p>
      <text:p text:style-name="P1"><text:s text:c="12"/>descript = doc.descriptor</text:p>
      <text:p text:style-name="P1"><text:s text:c="12"/>link = "-&gt;" + doc.linked.name if doc.linked else ''</text:p>
      <text:p text:style-name="P1"><text:s text:c="12"/>print("fd <text:s text:c="3"/>type <text:s text:c="3"/>countlinks <text:s text:c="4"/>size <text:s text:c="8"/>name")</text:p>
      <text:p text:style-name="P1"><text:s text:c="12"/>print("{} {:&gt;7} {:&gt;10} {:&gt;15} {:&gt;15} {}".format(str(id), descript.type,</text:p>
      <text:p text:style-name="P1"><text:s text:c="12"/>descript.count_links, descript.size, doc.name, link))</text:p>
      <text:p text:style-name="P1"><text:s text:c="8"/>else:</text:p>
      <text:p text:style-name="P1"><text:s text:c="12"/>print("There no file with that fd")</text:p>
      <text:p text:style-name="P1"/>
      <text:p text:style-name="P1"><text:s text:c="4"/>def create_name(self, name):</text:p>
      <text:p text:style-name="P1"><text:s text:c="8"/>self.mount_image.files.append(File(name))</text:p>
      <text:p text:style-name="P1"><text:s text:c="8"/>self.save_iso()</text:p>
      <text:p text:style-name="P1"><text:s text:c="8"/>print("Create file with name ", name)</text:p>
      <text:p text:style-name="P1"/>
      <text:p text:style-name="P1"><text:s text:c="4"/>def open_name(self, name):</text:p>
      <text:p text:style-name="P1"><text:s text:c="8"/>fd = 0 if not self.mount_image.descriptors else\</text:p>
      <text:p text:style-name="P1"><text:soft-page-break/><text:s text:c="12"/>max(self.mount_image.descriptors.keys()) + 1</text:p>
      <text:p text:style-name="P1"><text:s text:c="8"/>doc = self.find_file(name)</text:p>
      <text:p text:style-name="P1"><text:s text:c="8"/>if doc:</text:p>
      <text:p text:style-name="P1"><text:s text:c="12"/>self.mount_image.descriptors[fd] = doc</text:p>
      <text:p text:style-name="P1"><text:s text:c="12"/>print("Open file with fd: ", fd)</text:p>
      <text:p text:style-name="P1"><text:s text:c="8"/>else:</text:p>
      <text:p text:style-name="P1"><text:s text:c="12"/>print("File not exist")</text:p>
      <text:p text:style-name="P1"><text:s text:c="8"/></text:p>
      <text:p text:style-name="P1"/>
      <text:p text:style-name="P1"><text:s text:c="4"/>def read_name(self, fd, shift):</text:p>
      <text:p text:style-name="P1"><text:s text:c="8"/>fd = int(fd)</text:p>
      <text:p text:style-name="P1"><text:s text:c="8"/>shift = int(shift)</text:p>
      <text:p text:style-name="P1"><text:s text:c="8"/>if fd in self.mount_image.descriptors:</text:p>
      <text:p text:style-name="P1"><text:s text:c="12"/>info = ''</text:p>
      <text:p text:style-name="P1"><text:s text:c="12"/>read_file = self.mount_image.descriptors[fd]</text:p>
      <text:p text:style-name="P1"><text:s text:c="12"/>if shift &lt; read_file.descriptor.size:</text:p>
      <text:p text:style-name="P1"><text:s text:c="16"/>info = info.join([str(i) for i in read_file.blocks[shift : read_file.descriptor.size]])</text:p>
      <text:p text:style-name="P1"><text:s text:c="16"/>print(info)</text:p>
      <text:p text:style-name="P1"><text:s text:c="12"/>else:</text:p>
      <text:p text:style-name="P1"><text:s text:c="16"/>print("Size of file {} you try to read from {}\</text:p>
      <text:p text:style-name="P1"><text:s text:c="20"/>".format(read_file.descriptor.size, shift))</text:p>
      <text:p text:style-name="P1"><text:s text:c="8"/>else:</text:p>
      <text:p text:style-name="P1"><text:s text:c="12"/>print("File not exist")</text:p>
      <text:p text:style-name="P1"/>
      <text:p text:style-name="P1"><text:s text:c="4"/>def close_fd(self, fd):</text:p>
      <text:p text:style-name="P1"><text:s text:c="8"/>if int(fd) in self.mount_image.descriptors:</text:p>
      <text:p text:style-name="P1"><text:s text:c="12"/>del self.mount_image.descriptors[int(fd)]</text:p>
      <text:p text:style-name="P1"><text:s text:c="12"/>print("Delete")</text:p>
      <text:p text:style-name="P1"><text:s text:c="8"/>else:</text:p>
      <text:p text:style-name="P1"><text:s text:c="12"/>print("There no file with that fd")</text:p>
      <text:p text:style-name="P1"/>
      <text:p text:style-name="P1"><text:s text:c="4"/>def write_fd(self, fd, shift, new_info):</text:p>
      <text:p text:style-name="P1"><text:s text:c="8"/>fd = int(fd)</text:p>
      <text:p text:style-name="P1"><text:s text:c="8"/>shift = int(shift)</text:p>
      <text:p text:style-name="P1"><text:s text:c="8"/>if fd in self.mount_image.descriptors:</text:p>
      <text:p text:style-name="P1"><text:s text:c="12"/>write_file = self.mount_image.descriptors[fd]</text:p>
      <text:p text:style-name="P1"><text:s text:c="12"/>need_size = shift + len(new_info)</text:p>
      <text:p text:style-name="P1"><text:s text:c="12"/>if need_size &gt; write_file.descriptor.size:</text:p>
      <text:p text:style-name="P1"><text:s text:c="16"/>write_file.blocks += ['' for _ in range(need_size - write_file.descriptor.size)]</text:p>
      <text:p text:style-name="P1"><text:s text:c="16"/>write_file.descriptor.size = need_size</text:p>
      <text:p text:style-name="P1"><text:s text:c="12"/>for i in range(len(new_info)):</text:p>
      <text:p text:style-name="P1"><text:s text:c="16"/>write_file.blocks[shift + i] = new_info[i]</text:p>
      <text:p text:style-name="P1"><text:s text:c="12"/>self.save_iso()</text:p>
      <text:p text:style-name="P1"><text:s text:c="12"/>print("Writed")</text:p>
      <text:p text:style-name="P1"><text:s text:c="12"/></text:p>
      <text:p text:style-name="P1"><text:s text:c="8"/>else:</text:p>
      <text:p text:style-name="P1"><text:s text:c="12"/>print("There no file with that fd")</text:p>
      <text:p text:style-name="P1"><text:soft-page-break/></text:p>
      <text:p text:style-name="P1"><text:s text:c="4"/>def link_name1_name2(self, name1, name2):</text:p>
      <text:p text:style-name="P1"><text:s text:c="8"/>file1 = self.find_file(name1)</text:p>
      <text:p text:style-name="P1"><text:s text:c="8"/>if file1:</text:p>
      <text:p text:style-name="P1"><text:s text:c="12"/>file2 = File(name2)</text:p>
      <text:p text:style-name="P1"><text:s text:c="12"/>file2.descriptor = file1.descriptor</text:p>
      <text:p text:style-name="P1"><text:s text:c="12"/>file2.descriptor.count_links = 0</text:p>
      <text:p text:style-name="P1"><text:s text:c="12"/>file2.linked = file1</text:p>
      <text:p text:style-name="P1"><text:s text:c="12"/>file2.blocks = file1.blocks</text:p>
      <text:p text:style-name="P1"><text:s text:c="12"/>file1.links.append(file2)</text:p>
      <text:p text:style-name="P1"><text:s text:c="12"/>file1.descriptor.count_links += 1</text:p>
      <text:p text:style-name="P1"><text:s text:c="12"/>self.mount_image.files.append(file2)</text:p>
      <text:p text:style-name="P1"><text:s text:c="12"/>self.save_iso()</text:p>
      <text:p text:style-name="P1"><text:s text:c="12"/>print("Linked")</text:p>
      <text:p text:style-name="P1"><text:s text:c="8"/>else:</text:p>
      <text:p text:style-name="P1"><text:s text:c="12"/>print("File not exist")</text:p>
      <text:p text:style-name="P1"><text:s text:c="4"/></text:p>
      <text:p text:style-name="P1"><text:s text:c="4"/>def unlink_name(self, name):</text:p>
      <text:p text:style-name="P1"><text:s text:c="8"/>doc = self.find_file(name)</text:p>
      <text:p text:style-name="P1"><text:s text:c="8"/>if doc:</text:p>
      <text:p text:style-name="P1"><text:s text:c="12"/>parent_file = doc.linked</text:p>
      <text:p text:style-name="P1"><text:s text:c="12"/>parent_file.links.remove(doc)</text:p>
      <text:p text:style-name="P1"><text:s text:c="12"/>parent_file.descriptor.count_links -= 1</text:p>
      <text:p text:style-name="P1"><text:s text:c="12"/>self.mount_image.files.remove(doc)</text:p>
      <text:p text:style-name="P1"><text:s text:c="12"/>self.save_iso()</text:p>
      <text:p text:style-name="P1"><text:s text:c="12"/>print("Delete link ", name)</text:p>
      <text:p text:style-name="P1"><text:s text:c="8"/>else:</text:p>
      <text:p text:style-name="P1"><text:s text:c="12"/>print("File not exist")</text:p>
      <text:p text:style-name="P1"/>
      <text:p text:style-name="P1"><text:s text:c="4"/>def truncate_name(self, name, size):</text:p>
      <text:p text:style-name="P1"><text:s text:c="8"/>doc = self.find_file(name)</text:p>
      <text:p text:style-name="P1"><text:s text:c="8"/>size = int(size)</text:p>
      <text:p text:style-name="P1"><text:s text:c="8"/>if doc:</text:p>
      <text:p text:style-name="P1"><text:s text:c="12"/>if doc.descriptor.size &lt; size:</text:p>
      <text:p text:style-name="P1"><text:s text:c="16"/>doc.blocks = doc.blocks + ['' for _ in range(size - doc.descriptor.size)]</text:p>
      <text:p text:style-name="P1"><text:s text:c="12"/>elif doc.descriptor.size &gt; size:</text:p>
      <text:p text:style-name="P1"><text:s text:c="16"/>doc.blocks = doc.blocks[:size]</text:p>
      <text:p text:style-name="P1"><text:s text:c="12"/>doc.descriptor.size = size</text:p>
      <text:p text:style-name="P1"><text:s text:c="12"/>self.save_iso()</text:p>
      <text:p text:style-name="P1"><text:s text:c="12"/>print("Trunate to ", size)</text:p>
      <text:p text:style-name="P1"><text:s text:c="8"/>else:</text:p>
      <text:p text:style-name="P1"><text:s text:c="12"/>print("File not exist")</text:p>
      <text:p text:style-name="P1"/>
      <text:p text:style-name="P1"><text:s text:c="4"/>def find_file(self, filename):</text:p>
      <text:p text:style-name="P1"><text:s text:c="8"/>for i in self.mount_image.files:</text:p>
      <text:p text:style-name="P1"><text:s text:c="12"/>if i.name == filename:</text:p>
      <text:p text:style-name="P1"><text:s text:c="16"/>return i</text:p>
      <text:p text:style-name="P1"><text:soft-page-break/><text:s text:c="4"/></text:p>
      <text:p text:style-name="P1"><text:s text:c="4"/>def save_iso(self):</text:p>
      <text:p text:style-name="P1"><text:s text:c="8"/>with open(self.mount_name, "wb") as f:</text:p>
      <text:p text:style-name="P1"><text:s text:c="12"/>pickle.dump(self.mount_image, f)</text:p>
      <text:p text:style-name="P1"/>
      <text:p text:style-name="P1"/>
      <text:p text:style-name="P1"/>
      <text:p text:style-name="P1">def parse_stdin(file_sys):</text:p>
      <text:p text:style-name="P1"/>
      <text:p text:style-name="P1"><text:s text:c="4"/>args = input('&gt;').split(' ')</text:p>
      <text:p text:style-name="P1"><text:s text:c="4"/>if (not args[0]):</text:p>
      <text:p text:style-name="P1"><text:s text:c="8"/>return</text:p>
      <text:p text:style-name="P1"><text:s text:c="4"/>try:</text:p>
      <text:p text:style-name="P1"><text:s text:c="8"/>if (file_sys.mount_image or args[0] == "mount"):</text:p>
      <text:p text:style-name="P1"><text:s text:c="12"/>func = file_sys.commands[args[0]].func</text:p>
      <text:p text:style-name="P1"><text:s text:c="12"/>num_of_args = file_sys.commands[args[0]].num_of_args</text:p>
      <text:p text:style-name="P1"><text:s text:c="12"/>if (len(args) - 1 == num_of_args):</text:p>
      <text:p text:style-name="P1"><text:s text:c="16"/>if (num_of_args == 0):</text:p>
      <text:p text:style-name="P1"><text:s text:c="20"/>func()</text:p>
      <text:p text:style-name="P1"><text:s text:c="16"/>elif (num_of_args == 1):</text:p>
      <text:p text:style-name="P1"><text:s text:c="20"/>func(args[1])</text:p>
      <text:p text:style-name="P1"><text:s text:c="16"/>elif (num_of_args == 2):</text:p>
      <text:p text:style-name="P1"><text:s text:c="20"/>func(args[1], args[2])</text:p>
      <text:p text:style-name="P1"><text:s text:c="16"/>elif (num_of_args == 3):</text:p>
      <text:p text:style-name="P1"><text:s text:c="20"/>func(args[1], args[2], args[3])</text:p>
      <text:p text:style-name="P1"><text:s text:c="12"/>else:</text:p>
      <text:p text:style-name="P1"><text:s text:c="16"/>print("Bad number of args: ", len(args) - 1)</text:p>
      <text:p text:style-name="P1"><text:s text:c="8"/>else:</text:p>
      <text:p text:style-name="P1"><text:s text:c="12"/>print("Please mount filesystem")</text:p>
      <text:p text:style-name="P1"><text:s text:c="4"/>except KeyError:</text:p>
      <text:p text:style-name="P1"><text:s text:c="8"/>print("Unknow command: ", args[0])</text:p>
      <text:p text:style-name="P1"><text:s text:c="8"/>return </text:p>
      <text:p text:style-name="P1"/>
      <text:p text:style-name="P1">file_sys = FileSystem()</text:p>
      <text:p text:style-name="P1">while (True):</text:p>
      <text:p text:style-name="P1"><text:s text:c="4"/>parse_stdin(file_sys)</text:p>
      <text:p text:style-name="P30"/>
      <text:p text:style-name="P32">Тестування</text:p>
      <text:p text:style-name="P31">&gt;mount filesystem</text:p>
      <text:p text:style-name="P31">Mounted</text:p>
      <text:p text:style-name="P31">&gt;ls</text:p>
      <text:p text:style-name="P31">file1</text:p>
      <text:p text:style-name="P31">linked_file</text:p>
      <text:p text:style-name="P31">&gt;open file1 </text:p>
      <text:p text:style-name="P31">Open file with fd: <text:s/>0</text:p>
      <text:p text:style-name="P31">&gt;read file1</text:p>
      <text:p text:style-name="P31"><text:soft-page-break/>Bad number of args: <text:s/>1</text:p>
      <text:p text:style-name="P31">&gt;read 0 0</text:p>
      <text:p text:style-name="P31">HELLO</text:p>
      <text:p text:style-name="P31">&gt;read 0 3</text:p>
      <text:p text:style-name="P31">LO</text:p>
      <text:p text:style-name="P31">&gt;write 0 2 BY</text:p>
      <text:p text:style-name="P31">Writed</text:p>
      <text:p text:style-name="P31">&gt;read 0 0</text:p>
      <text:p text:style-name="P31">HEBYO</text:p>
      <text:p text:style-name="P31">&gt;filestat 0</text:p>
      <text:p text:style-name="P31">fd <text:s text:c="3"/>type <text:s text:c="3"/>countlinks <text:s text:c="4"/>size <text:s text:c="8"/>name</text:p>
      <text:p text:style-name="P31">0 <text:s text:c="6"/>f <text:s text:c="9"/>1 <text:s text:c="14"/>5 <text:s text:c="10"/>file1 </text:p>
      <text:p text:style-name="P31">&gt;link file1 linked_file1</text:p>
      <text:p text:style-name="P31">Linked</text:p>
      <text:p text:style-name="P31">&gt;ls</text:p>
      <text:p text:style-name="P31">file1</text:p>
      <text:p text:style-name="P31">linked_file</text:p>
      <text:p text:style-name="P31">linked_file1</text:p>
      <text:p text:style-name="P31">&gt;open linked_file1</text:p>
      <text:p text:style-name="P31">Open file with fd: <text:s/>1</text:p>
      <text:p text:style-name="P31">&gt;read 1 0</text:p>
      <text:p text:style-name="P31">HEBYO</text:p>
      <text:p text:style-name="P31">&gt;write 1 0 Write_from_linked <text:s text:c="3"/></text:p>
      <text:p text:style-name="P31">Writed</text:p>
      <text:p text:style-name="P31">&gt;read 0 0</text:p>
      <text:p text:style-name="P31">Write_from_linked</text:p>
      <text:p text:style-name="P31">&gt;filestat 0</text:p>
      <text:p text:style-name="P31">fd <text:s text:c="3"/>type <text:s text:c="3"/>countlinks <text:s text:c="4"/>size <text:s text:c="8"/>name</text:p>
      <text:p text:style-name="P31">0 <text:s text:c="6"/>f <text:s text:c="9"/>1 <text:s text:c="13"/>17 <text:s text:c="10"/>file1 </text:p>
      <text:p text:style-name="P31">&gt;filestat 1</text:p>
      <text:p text:style-name="P31">fd <text:s text:c="3"/>type <text:s text:c="3"/>countlinks <text:s text:c="4"/>size <text:s text:c="8"/>name</text:p>
      <text:p text:style-name="P31">1 <text:s text:c="6"/>f <text:s text:c="9"/>1 <text:s text:c="13"/>17 <text:s text:c="3"/>linked_file1 -&gt;file1</text:p>
      <text:p text:style-name="P31">&gt;truncate file1 100</text:p>
      <text:p text:style-name="P31">Trunate to <text:s/>100</text:p>
      <text:p text:style-name="P31">&gt;filestat 0</text:p>
      <text:p text:style-name="P31">fd <text:s text:c="3"/>type <text:s text:c="3"/>countlinks <text:s text:c="4"/>size <text:s text:c="8"/>name</text:p>
      <text:p text:style-name="P31">0 <text:s text:c="6"/>f <text:s text:c="9"/>1 <text:s text:c="12"/>100 <text:s text:c="10"/>file1 </text:p>
      <text:p text:style-name="P31">&gt;unmount</text:p>
      <text:p text:style-name="P31">Unmounted</text:p>
      <text:p text:style-name="P31">&gt;ls</text:p>
      <text:p text:style-name="P31">Please mount filesystem</text:p>
      <text:p text:style-name="P31">&gt;mount filesystem</text:p>
      <text:p text:style-name="P31">Mounted</text:p>
      <text:p text:style-name="P31">&gt;ls</text:p>
      <text:p text:style-name="P31">file1</text:p>
      <text:p text:style-name="P31">linked_file</text:p>
      <text:p text:style-name="P31">linked_fil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 Estonet</meta:initial-creator>
    <meta:editing-cycles>7</meta:editing-cycles>
    <meta:creation-date>2018-11-29T23:29:00</meta:creation-date>
    <dc:date>2019-10-09T11:26:57.157506014</dc:date>
    <meta:editing-duration>PT16M31S</meta:editing-duration>
    <meta:generator>LibreOffice/6.2.2.2$Linux_X86_64 LibreOffice_project/20$Build-2</meta:generator>
    <meta:document-statistic meta:table-count="0" meta:image-count="0" meta:object-count="0" meta:page-count="7" meta:paragraph-count="272" meta:word-count="772" meta:character-count="8239" meta:non-whitespace-character-count="552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